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1ff" officeooo:paragraph-rsid="000871ff"/>
    </style:style>
    <style:style style:name="P2" style:family="paragraph" style:parent-style-name="Standard">
      <style:paragraph-properties fo:text-align="center" style:justify-single-word="false"/>
      <style:text-properties officeooo:rsid="000871ff" officeooo:paragraph-rsid="000871ff"/>
    </style:style>
    <style:style style:name="P3" style:family="paragraph" style:parent-style-name="Standard">
      <style:paragraph-properties fo:text-align="start" style:justify-single-word="false"/>
      <style:text-properties officeooo:rsid="000871ff" officeooo:paragraph-rsid="000871ff"/>
    </style:style>
    <style:style style:name="T1" style:family="text">
      <style:text-properties officeooo:rsid="00097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inez Anthony</text:p>
      <text:p text:style-name="P1">Moissonnier Shane</text:p>
      <text:p text:style-name="P1">Noel-Lardin Thomas</text:p>
      <text:p text:style-name="P1">Lang Ludovic</text:p>
      <text:p text:style-name="P1"/>
      <text:p text:style-name="P1"/>
      <text:p text:style-name="P2">Compte-rendu séance 3 :</text:p>
      <text:p text:style-name="P2"/>
      <text:p text:style-name="P2"/>
      <text:p text:style-name="P3">1/</text:p>
      <text:p text:style-name="P3"><text:tab/><text:span text:style-name="T1">On a modifié les include en changeant les chemins des fichiers inclus. Et on a rajouté 1 include dans plusieurs fichier.</text:span></text:p>
      <text:p text:style-name="P3"><text:tab/><text:span text:style-name="T1">Voici les commandes que nous avons tapé pour produire l’exécutable monpg dans le dossier src :</text:span></text:p>
      <text:p text:style-name="P3"><text:tab/><text:span text:style-name="T1">gcc -c -Wall outils.c</text:span></text:p>
      <text:p text:style-name="P3"><text:tab/><text:span text:style-name="T1">gcc -c -Wall monpg.c</text:span></text:p>
      <text:p text:style-name="P3"><text:tab/><text:span text:style-name="T1">gcc -c -Wall convertir.c</text:span></text:p>
      <text:p text:style-name="P3"><text:tab/></text:p>
      <text:p text:style-name="P3"><text:tab/><text:span text:style-name="T1">gcc convertir.o outils.o monpg.o ../lib_messages/lib/libmessages.so -o monpg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3:33:25.880458030</meta:creation-date>
    <dc:date>2020-02-04T13:41:02.308086418</dc:date>
    <meta:editing-duration>PT7M3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3" meta:word-count="69" meta:character-count="450" meta:non-whitespace-character-count="386"/>
  </office:meta>
</office:document-meta>
</file>